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F0000021EB1962A6E.png"/>
  <manifest:file-entry manifest:media-type="image/png" manifest:full-path="Pictures/10000201000004D6000002175074571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3cm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5.5cm" svg:height="0.963cm" svg:x="1.2cm" svg:y="4.4cm">
          <draw:text-box>
            <text:p>MCD</text:p>
          </draw:text-box>
        </draw:frame>
        <draw:frame draw:style-name="gr1" draw:layer="layout" svg:width="5.5cm" svg:height="0.963cm" svg:x="1.1cm" svg:y="18cm">
          <draw:text-box>
            <text:p>MPD</text:p>
          </draw:text-box>
        </draw:frame>
        <draw:frame draw:style-name="gr2" draw:layer="layout" svg:width="12.2cm" svg:height="1.4cm" svg:x="5.8cm" svg:y="1cm">
          <draw:text-box>
            <text:p>MODELE DE DONNEES</text:p>
          </draw:text-box>
        </draw:frame>
        <draw:frame draw:style-name="gr3" draw:text-style-name="P1" draw:layer="layout" svg:width="18.999cm" svg:height="8.364cm" svg:x="1cm" svg:y="19cm">
          <draw:image xlink:href="Pictures/10000201000004CF0000021EB1962A6E.png" xlink:type="simple" xlink:show="embed" xlink:actuate="onLoad">
            <text:p/>
          </draw:image>
        </draw:frame>
        <draw:frame draw:style-name="gr3" draw:text-style-name="P1" draw:layer="layout" svg:width="18.999cm" svg:height="8.209cm" svg:x="1cm" svg:y="5.591cm">
          <draw:image xlink:href="Pictures/10000201000004D6000002175074571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2-21T13:51:00.63</dc:date>
    <meta:generator>OpenOffice/4.1.10$Win32 OpenOffice.org_project/4110m2$Build-9807</meta:generator>
    <meta:editing-duration>PT9M57S</meta:editing-duration>
    <meta:editing-cycles>1</meta:editing-cycles>
    <meta:document-statistic meta:object-count="5"/>
  </office:meta>
</office:document-meta>
</file>